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9-03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7-01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5-0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3-05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1-14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1-06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8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7-10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5-07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3-19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1-10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0-11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8-14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6-05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3-22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2-02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2-01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0-19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7-27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7-13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4-19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2-14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2-06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1-22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0-06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8-18 1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7-19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5-2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4-02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298" calcext:value-type="float">
            <text:p>12.41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08955" calcext:value-type="float">
            <text:p>13.2608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81344" calcext:value-type="float">
            <text:p>13.3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73154285714" calcext:value-type="float">
            <text:p>13.13731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3042" calcext:value-type="float">
            <text:p>13.163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200992" calcext:value-type="float">
            <text:p>13.582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89725" calcext:value-type="float">
            <text:p>13.27489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40816" calcext:value-type="float">
            <text:p>12.79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9441" calcext:value-type="float">
            <text:p>11.5294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566" calcext:value-type="float">
            <text:p>10.99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5682" calcext:value-type="float">
            <text:p>8.885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44168275862" calcext:value-type="float">
            <text:p>10.324416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6286451613" calcext:value-type="float">
            <text:p>11.83862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1405" calcext:value-type="float">
            <text:p>13.3161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1656" calcext:value-type="float">
            <text:p>13.84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0976" calcext:value-type="float">
            <text:p>13.9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5441" calcext:value-type="float">
            <text:p>13.8154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90598709677" calcext:value-type="float">
            <text:p>13.51905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6648" calcext:value-type="float">
            <text:p>13.16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47495" calcext:value-type="float">
            <text:p>12.8547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23352258064" calcext:value-type="float">
            <text:p>12.34233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7956129032" calcext:value-type="float">
            <text:p>11.95779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4748137931" calcext:value-type="float">
            <text:p>11.214748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0557419355" calcext:value-type="float">
            <text:p>10.14305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3285" calcext:value-type="float">
            <text:p>11.043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9669677419" calcext:value-type="float">
            <text:p>12.99696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818075" calcext:value-type="float">
            <text:p>13.63818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33688" calcext:value-type="float">
            <text:p>13.5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25305806452" calcext:value-type="float">
            <text:p>13.19253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24897391304" calcext:value-type="float">
            <text:p>13.5924897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18048" calcext:value-type="float">
            <text:p>13.011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491975" calcext:value-type="float">
            <text:p>13.45491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52312258065" calcext:value-type="float">
            <text:p>13.41523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07432258064" calcext:value-type="float">
            <text:p>13.32074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5771034483" calcext:value-type="float">
            <text:p>13.301577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8162580645" calcext:value-type="float">
            <text:p>13.97881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28955" calcext:value-type="float">
            <text:p>14.0228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8552" calcext:value-type="float">
            <text:p>14.0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0226" calcext:value-type="float">
            <text:p>14.000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34928" calcext:value-type="float">
            <text:p>13.8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41375483871" calcext:value-type="float">
            <text:p>13.7841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73216" calcext:value-type="float">
            <text:p>13.31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4549677419" calcext:value-type="float">
            <text:p>13.47245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4843870968" calcext:value-type="float">
            <text:p>13.14248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8722580645" calcext:value-type="float">
            <text:p>12.9028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30785714286" calcext:value-type="float">
            <text:p>12.11307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618225" calcext:value-type="float">
            <text:p>12.1261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9835" calcext:value-type="float">
            <text:p>13.919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64808571429" calcext:value-type="float">
            <text:p>14.40648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207325" calcext:value-type="float">
            <text:p>14.30207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76656" calcext:value-type="float">
            <text:p>14.03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9922580645" calcext:value-type="float">
            <text:p>13.8629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7039" calcext:value-type="float">
            <text:p>13.6470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8472" calcext:value-type="float">
            <text:p>13.28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938925" calcext:value-type="float">
            <text:p>12.63938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50024" calcext:value-type="float">
            <text:p>10.86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9001" calcext:value-type="float">
            <text:p>11.819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76543448276" calcext:value-type="float">
            <text:p>10.687654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554981818182" calcext:value-type="float">
            <text:p>9.975549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151725" calcext:value-type="float">
            <text:p>12.9015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5530322581" calcext:value-type="float">
            <text:p>13.26155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64740645161" calcext:value-type="float">
            <text:p>13.84647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8464" calcext:value-type="float">
            <text:p>13.80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579" calcext:value-type="float">
            <text:p>13.776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9175483871" calcext:value-type="float">
            <text:p>13.559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30648" calcext:value-type="float">
            <text:p>13.19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82375" calcext:value-type="float">
            <text:p>12.5682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28408" calcext:value-type="float">
            <text:p>12.16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73015" calcext:value-type="float">
            <text:p>11.9373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9616" calcext:value-type="float">
            <text:p>12.34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4423483871" calcext:value-type="float">
            <text:p>12.11442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86045" calcext:value-type="float">
            <text:p>13.2186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88978064516" calcext:value-type="float">
            <text:p>13.59889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701" calcext:value-type="float">
            <text:p>13.6097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83389090909" calcext:value-type="float">
            <text:p>13.818338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3663483871" calcext:value-type="float">
            <text:p>13.65366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65525" calcext:value-type="float">
            <text:p>13.2436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73232" calcext:value-type="float">
            <text:p>12.51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7436" calcext:value-type="float">
            <text:p>10.72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76568" calcext:value-type="float">
            <text:p>9.54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11875" calcext:value-type="float">
            <text:p>11.9991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73291428571" calcext:value-type="float">
            <text:p>12.26732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7847272727" calcext:value-type="float">
            <text:p>12.420784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85709090909" calcext:value-type="float">
            <text:p>13.38857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2128" calcext:value-type="float">
            <text:p>13.61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4936516129" calcext:value-type="float">
            <text:p>13.24493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01024" calcext:value-type="float">
            <text:p>12.30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62694193548" calcext:value-type="float">
            <text:p>11.49626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534375" calcext:value-type="float">
            <text:p>12.2753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2686451613" calcext:value-type="float">
            <text:p>13.14926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3556" calcext:value-type="float">
            <text:p>12.70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09300645161" calcext:value-type="float">
            <text:p>12.16093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993625" calcext:value-type="float">
            <text:p>10.91993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47525714286" calcext:value-type="float">
            <text:p>13.31475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689825" calcext:value-type="float">
            <text:p>14.80689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86118709677" calcext:value-type="float">
            <text:p>15.26861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19125" calcext:value-type="float">
            <text:p>15.301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93781818182" calcext:value-type="float">
            <text:p>15.22937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5735172414" calcext:value-type="float">
            <text:p>15.243573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523" calcext:value-type="float">
            <text:p>15.2335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75651612903" calcext:value-type="float">
            <text:p>15.1775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3192" calcext:value-type="float">
            <text:p>14.89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71032258065" calcext:value-type="float">
            <text:p>14.6771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9448" calcext:value-type="float">
            <text:p>14.26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54792258064" calcext:value-type="float">
            <text:p>13.875479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6673103448" calcext:value-type="float">
            <text:p>14.246667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91682580645" calcext:value-type="float">
            <text:p>14.50916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28646956522" calcext:value-type="float">
            <text:p>14.902864695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78276363636" calcext:value-type="float">
            <text:p>15.107827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31292903226" calcext:value-type="float">
            <text:p>15.03312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86848" calcext:value-type="float">
            <text:p>14.9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54258064516" calcext:value-type="float">
            <text:p>14.7754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564125" calcext:value-type="float">
            <text:p>14.6556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564" calcext:value-type="float">
            <text:p>14.5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34952258065" calcext:value-type="float">
            <text:p>14.00349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69584" calcext:value-type="float">
            <text:p>13.30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85628387097" calcext:value-type="float">
            <text:p>13.27856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90128571429" calcext:value-type="float">
            <text:p>13.32901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35705806452" calcext:value-type="float">
            <text:p>13.89357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30036129032" calcext:value-type="float">
            <text:p>14.00300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73888" calcext:value-type="float">
            <text:p>14.00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31925" calcext:value-type="float">
            <text:p>14.113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872" calcext:value-type="float">
            <text:p>13.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0800516129" calcext:value-type="float">
            <text:p>13.68080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61104516129" calcext:value-type="float">
            <text:p>13.3461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4248" calcext:value-type="float">
            <text:p>12.77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923025" calcext:value-type="float">
            <text:p>12.12923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40016" calcext:value-type="float">
            <text:p>12.15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28810322581" calcext:value-type="float">
            <text:p>10.93288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52412903226" calcext:value-type="float">
            <text:p>10.5952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3543225807" calcext:value-type="float">
            <text:p>10.81135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61368" calcext:value-type="float">
            <text:p>12.62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10038709677" calcext:value-type="float">
            <text:p>13.0710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28184" calcext:value-type="float">
            <text:p>13.20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60756129032" calcext:value-type="float">
            <text:p>13.43607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56941935484" calcext:value-type="float">
            <text:p>13.2356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5576" calcext:value-type="float">
            <text:p>12.41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58701935484" calcext:value-type="float">
            <text:p>11.59587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689866666667" calcext:value-type="float">
            <text:p>9.30689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74934193548" calcext:value-type="float">
            <text:p>12.90749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9894" calcext:value-type="float">
            <text:p>13.629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59775483871" calcext:value-type="float">
            <text:p>13.2659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57809032258" calcext:value-type="float">
            <text:p>13.26578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36510967742" calcext:value-type="float">
            <text:p>14.19365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99607741936" calcext:value-type="float">
            <text:p>14.40996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95624" calcext:value-type="float">
            <text:p>14.32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74621935484" calcext:value-type="float">
            <text:p>14.42746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56224" calcext:value-type="float">
            <text:p>13.28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0797419355" calcext:value-type="float">
            <text:p>13.00207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76808571429" calcext:value-type="float">
            <text:p>12.57768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452" calcext:value-type="float">
            <text:p>12.25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1395555556" calcext:value-type="float">
            <text:p>12.871139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7000516129" calcext:value-type="float">
            <text:p>13.75700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23666206897" calcext:value-type="float">
            <text:p>14.652366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04936" calcext:value-type="float">
            <text:p>14.8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411" calcext:value-type="float">
            <text:p>14.7184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94016" calcext:value-type="float">
            <text:p>14.71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06082580645" calcext:value-type="float">
            <text:p>14.60060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4343225807" calcext:value-type="float">
            <text:p>14.11843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8151483871" calcext:value-type="float">
            <text:p>13.74815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8072" calcext:value-type="float">
            <text:p>13.34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18325" calcext:value-type="float">
            <text:p>12.89618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08925714286" calcext:value-type="float">
            <text:p>12.91089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0157419355" calcext:value-type="float">
            <text:p>13.25201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42625" calcext:value-type="float">
            <text:p>14.0784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165088" calcext:value-type="float">
            <text:p>14.031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969325" calcext:value-type="float">
            <text:p>14.30969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28952" calcext:value-type="float">
            <text:p>14.17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83938064516" calcext:value-type="float">
            <text:p>14.13839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9128516129" calcext:value-type="float">
            <text:p>14.01912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8712516129" calcext:value-type="float">
            <text:p>13.73871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43117419355" calcext:value-type="float">
            <text:p>13.33431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58288" calcext:value-type="float">
            <text:p>12.95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525225" calcext:value-type="float">
            <text:p>12.30525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95562857143" calcext:value-type="float">
            <text:p>12.66955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3427096774" calcext:value-type="float">
            <text:p>12.74634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099075" calcext:value-type="float">
            <text:p>13.26099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9272" calcext:value-type="float">
            <text:p>13.53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02325" calcext:value-type="float">
            <text:p>13.2902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9272" calcext:value-type="float">
            <text:p>12.77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404925" calcext:value-type="float">
            <text:p>11.82404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05158709677" calcext:value-type="float">
            <text:p>10.69051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18968" calcext:value-type="float">
            <text:p>11.72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4523870968" calcext:value-type="float">
            <text:p>11.74345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344968421053" calcext:value-type="float">
            <text:p>9.51344968421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2469" calcext:value-type="float">
            <text:p>12.6424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79928571429" calcext:value-type="float">
            <text:p>12.78799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99512258065" calcext:value-type="float">
            <text:p>13.07995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1682758621" calcext:value-type="float">
            <text:p>12.94716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7808" calcext:value-type="float">
            <text:p>13.20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6572903226" calcext:value-type="float">
            <text:p>12.78065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57060645161" calcext:value-type="float">
            <text:p>13.03570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7104516129" calcext:value-type="float">
            <text:p>13.827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14830967742" calcext:value-type="float">
            <text:p>13.61148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6584" calcext:value-type="float">
            <text:p>13.7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3694" calcext:value-type="float">
            <text:p>13.553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48448" calcext:value-type="float">
            <text:p>13.46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2600516129" calcext:value-type="float">
            <text:p>12.84260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22935172414" calcext:value-type="float">
            <text:p>12.622293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512275" calcext:value-type="float">
            <text:p>13.55512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25649032258" calcext:value-type="float">
            <text:p>13.44256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787" calcext:value-type="float">
            <text:p>13.437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55906206897" calcext:value-type="float">
            <text:p>13.015590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2010322581" calcext:value-type="float">
            <text:p>12.35020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3930322581" calcext:value-type="float">
            <text:p>11.60039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8688" calcext:value-type="float">
            <text:p>11.87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23419354839" calcext:value-type="float">
            <text:p>11.7323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01385806452" calcext:value-type="float">
            <text:p>11.58013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1140645161" calcext:value-type="float">
            <text:p>11.34711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74937142857" calcext:value-type="float">
            <text:p>13.25749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56725" calcext:value-type="float">
            <text:p>13.30156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3540645161" calcext:value-type="float">
            <text:p>13.64835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81792" calcext:value-type="float">
            <text:p>13.77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401075" calcext:value-type="float">
            <text:p>14.56401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83624" calcext:value-type="float">
            <text:p>14.88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3107096774" calcext:value-type="float">
            <text:p>14.77631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17173333333" calcext:value-type="float">
            <text:p>14.67171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02" calcext:value-type="float">
            <text:p>14.51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92962580645" calcext:value-type="float">
            <text:p>14.00929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68041290323" calcext:value-type="float">
            <text:p>13.58680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3037419355" calcext:value-type="float">
            <text:p>13.65130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8291428571" calcext:value-type="float">
            <text:p>13.98182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008425" calcext:value-type="float">
            <text:p>14.39008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68201290323" calcext:value-type="float">
            <text:p>14.47682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12968" calcext:value-type="float">
            <text:p>14.5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55305806452" calcext:value-type="float">
            <text:p>14.33553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97009032258" calcext:value-type="float">
            <text:p>14.14970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37150967742" calcext:value-type="float">
            <text:p>13.94371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5167483871" calcext:value-type="float">
            <text:p>13.49516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00436129032" calcext:value-type="float">
            <text:p>13.18004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09633548387" calcext:value-type="float">
            <text:p>13.09096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8808516129" calcext:value-type="float">
            <text:p>11.45880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3109677419" calcext:value-type="float">
            <text:p>11.9393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95974285714" calcext:value-type="float">
            <text:p>13.86959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24872727273" calcext:value-type="float">
            <text:p>14.01248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5775" calcext:value-type="float">
            <text:p>14.5265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62642580645" calcext:value-type="float">
            <text:p>14.89626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43125" calcext:value-type="float">
            <text:p>14.88043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49574193548" calcext:value-type="float">
            <text:p>14.7149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63709090909" calcext:value-type="float">
            <text:p>14.83637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3645" calcext:value-type="float">
            <text:p>14.7273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72912" calcext:value-type="float">
            <text:p>14.54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10945" calcext:value-type="float">
            <text:p>14.0910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34441290323" calcext:value-type="float">
            <text:p>13.37344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30562580645" calcext:value-type="float">
            <text:p>13.61305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980125" calcext:value-type="float">
            <text:p>13.64980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163725" calcext:value-type="float">
            <text:p>13.86163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0439" calcext:value-type="float">
            <text:p>14.1804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04294193548" calcext:value-type="float">
            <text:p>14.30042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282775" calcext:value-type="float">
            <text:p>14.24282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42872258065" calcext:value-type="float">
            <text:p>14.24428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974725" calcext:value-type="float">
            <text:p>13.97974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1940645161" calcext:value-type="float">
            <text:p>13.89219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3215" calcext:value-type="float">
            <text:p>13.6213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676975" calcext:value-type="float">
            <text:p>13.0167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3373793104" calcext:value-type="float">
            <text:p>12.697337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8139354839" calcext:value-type="float">
            <text:p>13.22281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58557419355" calcext:value-type="float">
            <text:p>13.49585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40248" calcext:value-type="float">
            <text:p>13.25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932275" calcext:value-type="float">
            <text:p>12.86932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97048" calcext:value-type="float">
            <text:p>12.97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4570322581" calcext:value-type="float">
            <text:p>13.25545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05504" calcext:value-type="float">
            <text:p>13.09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3062068966" calcext:value-type="float">
            <text:p>12.57930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93045" calcext:value-type="float">
            <text:p>11.1993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5252" calcext:value-type="float">
            <text:p>9.25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800512" calcext:value-type="float">
            <text:p>6.838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870133333334" calcext:value-type="float">
            <text:p>8.82870133333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776225" calcext:value-type="float">
            <text:p>9.52776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82544516129" calcext:value-type="float">
            <text:p>10.6882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3460645161" calcext:value-type="float">
            <text:p>12.82234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7105" calcext:value-type="float">
            <text:p>13.6857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3380645161" calcext:value-type="float">
            <text:p>13.9013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044675" calcext:value-type="float">
            <text:p>13.48044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6425" calcext:value-type="float">
            <text:p>13.306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50121290323" calcext:value-type="float">
            <text:p>12.96501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40615" calcext:value-type="float">
            <text:p>12.6840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3027096774" calcext:value-type="float">
            <text:p>12.80730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8961" calcext:value-type="float">
            <text:p>11.4989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94852413793" calcext:value-type="float">
            <text:p>11.699485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35915" calcext:value-type="float">
            <text:p>12.7335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63238709677" calcext:value-type="float">
            <text:p>13.7263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1527" calcext:value-type="float">
            <text:p>13.741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88683870968" calcext:value-type="float">
            <text:p>13.9288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62392727273" calcext:value-type="float">
            <text:p>13.806239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42939354839" calcext:value-type="float">
            <text:p>13.63429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13796129032" calcext:value-type="float">
            <text:p>13.20137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234825" calcext:value-type="float">
            <text:p>12.6923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16712258065" calcext:value-type="float">
            <text:p>11.60167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901375" calcext:value-type="float">
            <text:p>11.15901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59376" calcext:value-type="float">
            <text:p>11.89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5376516129" calcext:value-type="float">
            <text:p>12.95537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49538064516" calcext:value-type="float">
            <text:p>13.28495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80456" calcext:value-type="float">
            <text:p>13.26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23334193548" calcext:value-type="float">
            <text:p>13.53233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63656" calcext:value-type="float">
            <text:p>13.7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7623225807" calcext:value-type="float">
            <text:p>13.69476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96441290323" calcext:value-type="float">
            <text:p>13.44964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55672" calcext:value-type="float">
            <text:p>12.94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0055483871" calcext:value-type="float">
            <text:p>12.980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3072516129" calcext:value-type="float">
            <text:p>10.52307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83228571429" calcext:value-type="float">
            <text:p>9.92483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2879483871" calcext:value-type="float">
            <text:p>11.95287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0787096774" calcext:value-type="float">
            <text:p>11.3960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04557419355" calcext:value-type="float">
            <text:p>12.20045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10472258065" calcext:value-type="float">
            <text:p>11.18104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9616" calcext:value-type="float">
            <text:p>11.96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6069677419" calcext:value-type="float">
            <text:p>10.87860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98064516129" calcext:value-type="float">
            <text:p>8.9399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69256" calcext:value-type="float">
            <text:p>13.19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7335" calcext:value-type="float">
            <text:p>12.967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3376" calcext:value-type="float">
            <text:p>12.04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53550967742" calcext:value-type="float">
            <text:p>11.82535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3774285714" calcext:value-type="float">
            <text:p>12.49037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3829677419" calcext:value-type="float">
            <text:p>13.27738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83659354839" calcext:value-type="float">
            <text:p>13.44836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96656" calcext:value-type="float">
            <text:p>13.5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8185806452" calcext:value-type="float">
            <text:p>13.97281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8616" calcext:value-type="float">
            <text:p>13.8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9705806452" calcext:value-type="float">
            <text:p>13.66497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09687741936" calcext:value-type="float">
            <text:p>13.33096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70072" calcext:value-type="float">
            <text:p>13.03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18784516129" calcext:value-type="float">
            <text:p>12.2518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9909677419" calcext:value-type="float">
            <text:p>10.1409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0090322581" calcext:value-type="float">
            <text:p>10.0520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9411428571" calcext:value-type="float">
            <text:p>11.44894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67334193548" calcext:value-type="float">
            <text:p>10.63673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9415483871" calcext:value-type="float">
            <text:p>11.669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1313548387" calcext:value-type="float">
            <text:p>12.91113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7953548387" calcext:value-type="float">
            <text:p>13.27079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8183225807" calcext:value-type="float">
            <text:p>13.38081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7303225806" calcext:value-type="float">
            <text:p>13.4387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05475" calcext:value-type="float">
            <text:p>13.3920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7504516129" calcext:value-type="float">
            <text:p>13.2175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03156129032" calcext:value-type="float">
            <text:p>13.07031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57025" calcext:value-type="float">
            <text:p>12.18257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8812903226" calcext:value-type="float">
            <text:p>11.1438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49832" calcext:value-type="float">
            <text:p>11.57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307625" calcext:value-type="float">
            <text:p>13.18307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789625" calcext:value-type="float">
            <text:p>13.6478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18776" calcext:value-type="float">
            <text:p>13.7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56945454546" calcext:value-type="float">
            <text:p>13.46569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48432" calcext:value-type="float">
            <text:p>12.99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1730909091" calcext:value-type="float">
            <text:p>12.249173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91145806452" calcext:value-type="float">
            <text:p>11.76911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24449032258" calcext:value-type="float">
            <text:p>12.48244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069425" calcext:value-type="float">
            <text:p>11.65069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1014193548" calcext:value-type="float">
            <text:p>12.05710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40545" calcext:value-type="float">
            <text:p>11.1040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1384827586" calcext:value-type="float">
            <text:p>12.170138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2298181818" calcext:value-type="float">
            <text:p>13.892229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04872258065" calcext:value-type="float">
            <text:p>14.32048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47961290323" calcext:value-type="float">
            <text:p>14.2847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53675" calcext:value-type="float">
            <text:p>14.20053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28993548387" calcext:value-type="float">
            <text:p>14.1028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33134545455" calcext:value-type="float">
            <text:p>13.903313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3140645161" calcext:value-type="float">
            <text:p>13.70931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7269677419" calcext:value-type="float">
            <text:p>13.36272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198475" calcext:value-type="float">
            <text:p>12.8319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79287741936" calcext:value-type="float">
            <text:p>11.86792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4123428571" calcext:value-type="float">
            <text:p>10.4184123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69456551724" calcext:value-type="float">
            <text:p>10.876945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15155" calcext:value-type="float">
            <text:p>10.6015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66374193548" calcext:value-type="float">
            <text:p>12.9166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15835" calcext:value-type="float">
            <text:p>13.4315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56307096774" calcext:value-type="float">
            <text:p>13.14563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0350967742" calcext:value-type="float">
            <text:p>13.45603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6595" calcext:value-type="float">
            <text:p>12.8966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4172" calcext:value-type="float">
            <text:p>12.04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05411612903" calcext:value-type="float">
            <text:p>13.08054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108975" calcext:value-type="float">
            <text:p>13.29108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18660645161" calcext:value-type="float">
            <text:p>12.79186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0715" calcext:value-type="float">
            <text:p>13.340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11619310345" calcext:value-type="float">
            <text:p>13.921161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28805" calcext:value-type="float">
            <text:p>13.9028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9766" calcext:value-type="float">
            <text:p>14.129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5772903226" calcext:value-type="float">
            <text:p>14.04557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60691612903" calcext:value-type="float">
            <text:p>13.87606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4904" calcext:value-type="float">
            <text:p>13.8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4924444445" calcext:value-type="float">
            <text:p>14.0294924444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9904" calcext:value-type="float">
            <text:p>12.4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0704" calcext:value-type="float">
            <text:p>12.29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9588571429" calcext:value-type="float">
            <text:p>12.13495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75779310345" calcext:value-type="float">
            <text:p>12.67757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13475" calcext:value-type="float">
            <text:p>13.2701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21025" calcext:value-type="float">
            <text:p>13.87421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9349677419" calcext:value-type="float">
            <text:p>13.88393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41396363636" calcext:value-type="float">
            <text:p>13.794139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07197419355" calcext:value-type="float">
            <text:p>13.55071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6095" calcext:value-type="float">
            <text:p>13.2586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96775" calcext:value-type="float">
            <text:p>12.659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8488516129" calcext:value-type="float">
            <text:p>12.70848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27895" calcext:value-type="float">
            <text:p>12.412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55870967742" calcext:value-type="float">
            <text:p>11.395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3295" calcext:value-type="float">
            <text:p>11.0183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85925517241" calcext:value-type="float">
            <text:p>11.178592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432125" calcext:value-type="float">
            <text:p>11.7143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3695" calcext:value-type="float">
            <text:p>13.2433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49832" calcext:value-type="float">
            <text:p>14.11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82675" calcext:value-type="float">
            <text:p>14.23482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192" calcext:value-type="float">
            <text:p>14.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90183225807" calcext:value-type="float">
            <text:p>14.21901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13899354839" calcext:value-type="float">
            <text:p>14.02138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17912" calcext:value-type="float">
            <text:p>13.72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85625806452" calcext:value-type="float">
            <text:p>13.4485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76656" calcext:value-type="float">
            <text:p>12.7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91372903226" calcext:value-type="float">
            <text:p>12.04913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946" calcext:value-type="float">
            <text:p>11.75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24041290323" calcext:value-type="float">
            <text:p>12.67240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93545806452" calcext:value-type="float">
            <text:p>13.68935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71042580645" calcext:value-type="float">
            <text:p>13.99710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26672" calcext:value-type="float">
            <text:p>13.87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67287741936" calcext:value-type="float">
            <text:p>13.69672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42012903226" calcext:value-type="float">
            <text:p>13.7042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5912" calcext:value-type="float">
            <text:p>13.64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2640516129" calcext:value-type="float">
            <text:p>13.16264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8088" calcext:value-type="float">
            <text:p>13.17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00676129032" calcext:value-type="float">
            <text:p>12.61006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52211428571" calcext:value-type="float">
            <text:p>12.16522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4227096774" calcext:value-type="float">
            <text:p>13.38642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2424" calcext:value-type="float">
            <text:p>13.5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77365714286" calcext:value-type="float">
            <text:p>13.56773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5267096774" calcext:value-type="float">
            <text:p>13.45652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8308" calcext:value-type="float">
            <text:p>12.8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62505806452" calcext:value-type="float">
            <text:p>12.47625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44108387097" calcext:value-type="float">
            <text:p>12.82441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1616" calcext:value-type="float">
            <text:p>12.4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50141935484" calcext:value-type="float">
            <text:p>11.6050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3136" calcext:value-type="float">
            <text:p>10.71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531741935484" calcext:value-type="float">
            <text:p>9.97531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55652413793" calcext:value-type="float">
            <text:p>10.815565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2467096774" calcext:value-type="float">
            <text:p>11.59724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79744" calcext:value-type="float">
            <text:p>12.03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0328" calcext:value-type="float">
            <text:p>13.5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1471483871" calcext:value-type="float">
            <text:p>13.64147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5072" calcext:value-type="float">
            <text:p>13.4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68392258065" calcext:value-type="float">
            <text:p>13.32683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9656516129" calcext:value-type="float">
            <text:p>12.90965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09912" calcext:value-type="float">
            <text:p>12.40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25216" calcext:value-type="float">
            <text:p>9.20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651885714286" calcext:value-type="float">
            <text:p>9.37651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14386086957" calcext:value-type="float">
            <text:p>10.7814386086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1643870968" calcext:value-type="float">
            <text:p>11.72516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27101935484" calcext:value-type="float">
            <text:p>12.98271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35896" calcext:value-type="float">
            <text:p>13.6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91522580645" calcext:value-type="float">
            <text:p>13.6191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36536" calcext:value-type="float">
            <text:p>13.4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43584516129" calcext:value-type="float">
            <text:p>13.0443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0088" calcext:value-type="float">
            <text:p>13.1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67484444444" calcext:value-type="float">
            <text:p>13.156748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75460645161" calcext:value-type="float">
            <text:p>12.51754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170841107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750" meta:object-count="0"/>
    <meta:user-defined meta:name="AppVersion">3.0</meta:user-defined>
  </office:meta>
</office:document-meta>
</file>